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.24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138.76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13.51pt"/>
    </style:style>
    <style:style style:name="co6" style:family="table-column">
      <style:table-column-properties fo:break-before="auto" style:column-width="1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Przypadek</text:p>
          </table:table-cell>
          <table:table-cell table:style-name="ce1" office:value-type="string" calcext:value-type="string">
            <text:p>Próbka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Wektor ograniczeń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2" office:value-type="string" calcext:value-type="string">
            <text:p>"012"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równoramien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3/4/5</text:p>
          </table:table-cell>
          <table:table-cell table:style-name="ce3" office:value-type="string" calcext:value-type="string">
            <text:p>"239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2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1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równobocz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mb z przekątnym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dbicie lustrzane jednego z ucząc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 z jedną przekątną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"29"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ęciokąt forem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powiązane odcinki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3" office:value-type="string" calcext:value-type="string">
            <text:p>"023478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prostokątny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2" office:value-type="string" calcext:value-type="string">
            <text:p>"023478"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wadra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1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mek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bocznym</text:p>
          </table:table-cell>
          <table:table-cell table:style-name="ce3" office:value-type="string" calcext:value-type="string">
            <text:p>"0234789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bocznym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ramiennym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ramiennym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przekątnym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oknem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wa domk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2" office:value-type="string" calcext:value-type="string">
            <text:p>?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od dołu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udełko fron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ostka o trójkątnej podstawie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stoką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0" meta:object-count="0"/>
    <meta:generator>LibreOfficeDev/5.1.0.3$Linux_X86_64 LibreOffice_project/</meta:generator>
  </office:meta>
</office:document-meta>
</file>